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manho_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celeraçã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$medias.C$2]" office:value-type="float" office:value="0.0014586" calcext:value-type="float">
            <text:p>0,0014586</text:p>
          </table:table-cell>
          <table:table-cell table:formula="of:=[$medias.C2]" office:value-type="float" office:value="0.0014586" calcext:value-type="float">
            <text:p>0,0014586</text:p>
          </table:table-cell>
          <table:table-cell table:formula="of:=[.C2]/[.D2]" office:value-type="float" office:value="1" calcext:value-type="float">
            <text:p>1</text:p>
          </table:table-cell>
          <table:table-cell table:formula="of:=[.E2]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$medias.C$2]" office:value-type="float" office:value="0.0014586" calcext:value-type="float">
            <text:p>0,0014586</text:p>
          </table:table-cell>
          <table:table-cell table:formula="of:=[$medias.C3]" office:value-type="float" office:value="0.0018372" calcext:value-type="float">
            <text:p>0,0018372</text:p>
          </table:table-cell>
          <table:table-cell table:formula="of:=[.C3]/[.D3]" office:value-type="float" office:value="0.793925538863488" calcext:value-type="float">
            <text:p>0,793925538863488</text:p>
          </table:table-cell>
          <table:table-cell table:formula="of:=[.E3]/[.B3]" office:value-type="float" office:value="0.396962769431744" calcext:value-type="float">
            <text:p>0,3969627694317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$medias.C$2]" office:value-type="float" office:value="0.0014586" calcext:value-type="float">
            <text:p>0,0014586</text:p>
          </table:table-cell>
          <table:table-cell table:formula="of:=[$medias.C4]" office:value-type="float" office:value="0.0019404" calcext:value-type="float">
            <text:p>0,0019404</text:p>
          </table:table-cell>
          <table:table-cell table:formula="of:=[.C4]/[.D4]" office:value-type="float" office:value="0.751700680272109" calcext:value-type="float">
            <text:p>0,751700680272109</text:p>
          </table:table-cell>
          <table:table-cell table:formula="of:=[.E4]/[.B4]" office:value-type="float" office:value="0.187925170068027" calcext:value-type="float">
            <text:p>0,1879251700680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$medias.C$2]" office:value-type="float" office:value="0.0014586" calcext:value-type="float">
            <text:p>0,0014586</text:p>
          </table:table-cell>
          <table:table-cell table:formula="of:=[$medias.C5]" office:value-type="float" office:value="0.003051" calcext:value-type="float">
            <text:p>0,003051</text:p>
          </table:table-cell>
          <table:table-cell table:formula="of:=[.C5]/[.D5]" office:value-type="float" office:value="0.478072763028515" calcext:value-type="float">
            <text:p>0,478072763028515</text:p>
          </table:table-cell>
          <table:table-cell table:formula="of:=[.E5]/[.B5]" office:value-type="float" office:value="0.0597590953785644" calcext:value-type="float">
            <text:p>0,05975909537856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$medias.C$6]" office:value-type="float" office:value="2.6539578" calcext:value-type="float">
            <text:p>2,6539578</text:p>
          </table:table-cell>
          <table:table-cell table:formula="of:=[$medias.C6]" office:value-type="float" office:value="2.6539578" calcext:value-type="float">
            <text:p>2,6539578</text:p>
          </table:table-cell>
          <table:table-cell table:formula="of:=[.C6]/[.D6]" office:value-type="float" office:value="1" calcext:value-type="float">
            <text:p>1</text:p>
          </table:table-cell>
          <table:table-cell table:formula="of:=[.E6]/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$medias.C$6]" office:value-type="float" office:value="2.6539578" calcext:value-type="float">
            <text:p>2,6539578</text:p>
          </table:table-cell>
          <table:table-cell table:formula="of:=[$medias.C7]" office:value-type="float" office:value="1.4103142" calcext:value-type="float">
            <text:p>1,4103142</text:p>
          </table:table-cell>
          <table:table-cell table:formula="of:=[.C7]/[.D7]" office:value-type="float" office:value="1.88182023551915" calcext:value-type="float">
            <text:p>1,88182023551915</text:p>
          </table:table-cell>
          <table:table-cell table:formula="of:=[.E7]/[.B7]" office:value-type="float" office:value="0.940910117759574" calcext:value-type="float">
            <text:p>0,9409101177595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formula="of:=[$medias.C$6]" office:value-type="float" office:value="2.6539578" calcext:value-type="float">
            <text:p>2,6539578</text:p>
          </table:table-cell>
          <table:table-cell table:formula="of:=[$medias.C8]" office:value-type="float" office:value="0.9102582" calcext:value-type="float">
            <text:p>0,9102582</text:p>
          </table:table-cell>
          <table:table-cell table:formula="of:=[.C8]/[.D8]" office:value-type="float" office:value="2.91560987860368" calcext:value-type="float">
            <text:p>2,91560987860368</text:p>
          </table:table-cell>
          <table:table-cell table:formula="of:=[.E8]/[.B8]" office:value-type="float" office:value="0.728902469650919" calcext:value-type="float">
            <text:p>0,7289024696509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formula="of:=[$medias.C$6]" office:value-type="float" office:value="2.6539578" calcext:value-type="float">
            <text:p>2,6539578</text:p>
          </table:table-cell>
          <table:table-cell table:formula="of:=[$medias.C9]" office:value-type="float" office:value="0.9907546" calcext:value-type="float">
            <text:p>0,9907546</text:p>
          </table:table-cell>
          <table:table-cell table:formula="of:=[.C9]/[.D9]" office:value-type="float" office:value="2.67872367183559" calcext:value-type="float">
            <text:p>2,67872367183559</text:p>
          </table:table-cell>
          <table:table-cell table:formula="of:=[.E9]/[.B9]" office:value-type="float" office:value="0.334840458979449" calcext:value-type="float">
            <text:p>0,33484045897944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[$medias.C$10]" office:value-type="float" office:value="65.4484178" calcext:value-type="float">
            <text:p>65,4484178</text:p>
          </table:table-cell>
          <table:table-cell table:formula="of:=[$medias.C10]" office:value-type="float" office:value="65.4484178" calcext:value-type="float">
            <text:p>65,4484178</text:p>
          </table:table-cell>
          <table:table-cell table:formula="of:=[.C10]/[.D10]" office:value-type="float" office:value="1" calcext:value-type="float">
            <text:p>1</text:p>
          </table:table-cell>
          <table:table-cell table:formula="of:=[.E10]/[.B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[$medias.C$10]" office:value-type="float" office:value="65.4484178" calcext:value-type="float">
            <text:p>65,4484178</text:p>
          </table:table-cell>
          <table:table-cell table:formula="of:=[$medias.C11]" office:value-type="float" office:value="33.000597" calcext:value-type="float">
            <text:p>33,000597</text:p>
          </table:table-cell>
          <table:table-cell table:formula="of:=[.C11]/[.D11]" office:value-type="float" office:value="1.98324950909221" calcext:value-type="float">
            <text:p>1,98324950909221</text:p>
          </table:table-cell>
          <table:table-cell table:formula="of:=[.E11]/[.B11]" office:value-type="float" office:value="0.991624754546107" calcext:value-type="float">
            <text:p>0,9916247545461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formula="of:=[$medias.C$10]" office:value-type="float" office:value="65.4484178" calcext:value-type="float">
            <text:p>65,4484178</text:p>
          </table:table-cell>
          <table:table-cell table:formula="of:=[$medias.C12]" office:value-type="float" office:value="20.1050542" calcext:value-type="float">
            <text:p>20,1050542</text:p>
          </table:table-cell>
          <table:table-cell table:formula="of:=[.C12]/[.D12]" office:value-type="float" office:value="3.25532162952339" calcext:value-type="float">
            <text:p>3,25532162952339</text:p>
          </table:table-cell>
          <table:table-cell table:formula="of:=[.E12]/[.B12]" office:value-type="float" office:value="0.813830407380846" calcext:value-type="float">
            <text:p>0,81383040738084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formula="of:=[$medias.C$10]" office:value-type="float" office:value="65.4484178" calcext:value-type="float">
            <text:p>65,4484178</text:p>
          </table:table-cell>
          <table:table-cell table:formula="of:=[$medias.C13]" office:value-type="float" office:value="19.9102858" calcext:value-type="float">
            <text:p>19,9102858</text:p>
          </table:table-cell>
          <table:table-cell table:formula="of:=[.C13]/[.D13]" office:value-type="float" office:value="3.28716616413412" calcext:value-type="float">
            <text:p>3,28716616413412</text:p>
          </table:table-cell>
          <table:table-cell table:formula="of:=[.E13]/[.B13]" office:value-type="float" office:value="0.410895770516765" calcext:value-type="float">
            <text:p>0,410895770516765</text:p>
          </table:table-cell>
        </table:table-row>
      </table:table>
      <table:table table:name="media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manho_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AVERAGE([$'amostras-linux'.C1:.C5])" office:value-type="float" office:value="0.0014586" calcext:value-type="float">
            <text:p>0,00145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AVERAGE([$'amostras-linux'.C6:.C10])" office:value-type="float" office:value="0.0018372" calcext:value-type="float">
            <text:p>0,00183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AVERAGE([$'amostras-linux'.C11:.C15])" office:value-type="float" office:value="0.0019404" calcext:value-type="float">
            <text:p>0,0019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AVERAGE([$'amostras-linux'.C16:.C20])" office:value-type="float" office:value="0.003051" calcext:value-type="float">
            <text:p>0,00305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AVERAGE([$'amostras-linux'.C21:.C25])" office:value-type="float" office:value="2.6539578" calcext:value-type="float">
            <text:p>2,65395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AVERAGE([$'amostras-linux'.C26:.C30])" office:value-type="float" office:value="1.4103142" calcext:value-type="float">
            <text:p>1,410314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formula="of:=AVERAGE([$'amostras-linux'.C31:.C35])" office:value-type="float" office:value="0.9102582" calcext:value-type="float">
            <text:p>0,91025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AVERAGE([$'amostras-linux'.C36:.C40])" office:value-type="float" office:value="0.9907546" calcext:value-type="float">
            <text:p>0,990754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formula="of:=AVERAGE([$'amostras-linux'.C41:.C45])" office:value-type="float" office:value="65.4484178" calcext:value-type="float">
            <text:p>65,44841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table:formula="of:=AVERAGE([$'amostras-linux'.C46:.C50])" office:value-type="float" office:value="33.000597" calcext:value-type="float">
            <text:p>33,00059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table:formula="of:=AVERAGE([$'amostras-linux'.C51:.C55])" office:value-type="float" office:value="20.1050542" calcext:value-type="float">
            <text:p>20,105054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table:formula="of:=AVERAGE([$'amostras-linux'.C56:.C60])" office:value-type="float" office:value="19.9102858" calcext:value-type="float">
            <text:p>19,9102858</text:p>
          </table:table-cell>
        </table:table-row>
      </table:table>
      <table:table table:name="amostras-linux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1529" calcext:value-type="float">
            <text:p>0,00152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1278" calcext:value-type="float">
            <text:p>0,0012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1966" calcext:value-type="float">
            <text:p>0,0019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2327" calcext:value-type="float">
            <text:p>0,00232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1585" calcext:value-type="float">
            <text:p>0,0015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1823" calcext:value-type="float">
            <text:p>0,00182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2039" calcext:value-type="float">
            <text:p>0,0020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2697" calcext:value-type="float">
            <text:p>0,00269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3802" calcext:value-type="float">
            <text:p>0,0038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3417" calcext:value-type="float">
            <text:p>0,00341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2563" calcext:value-type="float">
            <text:p>0,0025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2776" calcext:value-type="float">
            <text:p>0,00277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.761573" calcext:value-type="float">
            <text:p>2,761573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.825899" calcext:value-type="float">
            <text:p>2,825899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.582711" calcext:value-type="float">
            <text:p>2,582711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.5499" calcext:value-type="float">
            <text:p>2,5499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.549706" calcext:value-type="float">
            <text:p>2,549706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.48504" calcext:value-type="float">
            <text:p>1,48504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.458057" calcext:value-type="float">
            <text:p>1,458057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.380704" calcext:value-type="float">
            <text:p>1,380704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.348502" calcext:value-type="float">
            <text:p>1,348502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.379268" calcext:value-type="float">
            <text:p>1,379268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893625" calcext:value-type="float">
            <text:p>0,893625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951017" calcext:value-type="float">
            <text:p>0,951017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867033" calcext:value-type="float">
            <text:p>0,867033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970769" calcext:value-type="float">
            <text:p>0,970769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868847" calcext:value-type="float">
            <text:p>0,868847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924458" calcext:value-type="float">
            <text:p>0,924458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891244" calcext:value-type="float">
            <text:p>0,891244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902067" calcext:value-type="float">
            <text:p>0,902067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.055141" calcext:value-type="float">
            <text:p>1,055141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1.180863" calcext:value-type="float">
            <text:p>1,180863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65.950474" calcext:value-type="float">
            <text:p>65,950474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64.9219" calcext:value-type="float">
            <text:p>64,9219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65.085243" calcext:value-type="float">
            <text:p>65,085243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66.672686" calcext:value-type="float">
            <text:p>66,672686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64.611786" calcext:value-type="float">
            <text:p>64,611786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2.801594" calcext:value-type="float">
            <text:p>32,801594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3.027134" calcext:value-type="float">
            <text:p>33,027134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3.172377" calcext:value-type="float">
            <text:p>33,172377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2.975069" calcext:value-type="float">
            <text:p>32,975069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3.026811" calcext:value-type="float">
            <text:p>33,026811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19.754036" calcext:value-type="float">
            <text:p>19,754036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20.524561" calcext:value-type="float">
            <text:p>20,524561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19.933892" calcext:value-type="float">
            <text:p>19,933892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19.974239" calcext:value-type="float">
            <text:p>19,974239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20.338543" calcext:value-type="float">
            <text:p>20,338543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19.639535" calcext:value-type="float">
            <text:p>19,639535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19.709356" calcext:value-type="float">
            <text:p>19,709356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20.934263" calcext:value-type="float">
            <text:p>20,934263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19.665013" calcext:value-type="float">
            <text:p>19,665013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19.603262" calcext:value-type="float">
            <text:p>19,603262</text:p>
          </table:table-cell>
          <table:table-cell office:value-type="float" office:value="664579" calcext:value-type="float">
            <text:p>664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23:07:47.259000000</meta:creation-date>
    <dc:date>2024-04-25T23:54:46.235000000</dc:date>
    <meta:editing-duration>PT3M31S</meta:editing-duration>
    <meta:editing-cycles>1</meta:editing-cycles>
    <meta:generator>LibreOffice/24.2.2.2$Windows_X86_64 LibreOffice_project/d56cc158d8a96260b836f100ef4b4ef25d6f1a01</meta:generator>
    <meta:document-statistic meta:table-count="3" meta:cell-count="357" meta:object-count="0"/>
  </office:meta>
</office:document-meta>
</file>